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1a01ab" officeooo:paragraph-rsid="0027059c"/>
    </style:style>
    <style:style style:name="P10" style:family="paragraph" style:parent-style-name="Standard">
      <style:text-properties officeooo:rsid="0027919c" officeooo:paragraph-rsid="0027919c"/>
    </style:style>
    <style:style style:name="P11" style:family="paragraph" style:parent-style-name="Standard">
      <style:text-properties officeooo:rsid="0027f64e" officeooo:paragraph-rsid="0027f64e"/>
    </style:style>
    <style:style style:name="P12" style:family="paragraph" style:parent-style-name="Standard">
      <style:text-properties officeooo:rsid="002967e2" officeooo:paragraph-rsid="002967e2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05833"/>
    </style:style>
    <style:style style:name="T6" style:family="text">
      <style:text-properties officeooo:rsid="0027f64e"/>
    </style:style>
    <style:style style:name="T7" style:family="text">
      <style:text-properties officeooo:rsid="00298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9"><text:span text:style-name="T3"><text:tab/><text:tab/><text:tab/>implement dedicated array cal_string[12]</text:span></text:p>
      <text:p text:style-name="P3"/>
      <text:p text:style-name="P4">Projects <text:span text:style-name="T2">checked </text:span></text:p>
      <text:p text:style-name="P4">5A <text:span text:style-name="T3">OK<text:tab/></text:span></text:p>
      <text:p text:style-name="P4">5B <text:span text:style-name="T4">OK<text:tab/></text:span></text:p>
      <text:p text:style-name="P5">5C <text:span text:style-name="T3">OK<text:tab/></text:span></text:p>
      <text:p text:style-name="P6">5D OK<text:tab/></text:p>
      <text:p text:style-name="P7">5E OK</text:p>
      <text:p text:style-name="P8">5F OK</text:p>
      <text:p text:style-name="P8"/>
      <text:p text:style-name="P8"/>
      <text:p text:style-name="P10">6A<text:tab/>Recomp<text:span text:style-name="T6">i</text:span>led</text:p>
      <text:p text:style-name="P11">6B</text:p>
      <text:p text:style-name="P11">6C</text:p>
      <text:p text:style-name="P12">6D<text:tab/><text:span text:style-name="T7">More banner text needed plus 2 reset modes to avoid repeating it.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01T17:38:35.933000000</dc:date>
    <meta:editing-duration>PT2H53M57S</meta:editing-duration>
    <meta:editing-cycles>16</meta:editing-cycles>
    <meta:document-statistic meta:table-count="0" meta:image-count="0" meta:object-count="0" meta:page-count="1" meta:paragraph-count="19" meta:word-count="69" meta:character-count="418" meta:non-whitespace-character-count="346"/>
  </office:meta>
</office:document-meta>
</file>